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aacaa" officeooo:paragraph-rsid="001aacaa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aacaa" officeooo:paragraph-rsid="001aacaa" style:font-size-asian="15.75pt" style:font-weight-asian="bold" style:font-size-complex="18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333333" style:font-name="Open Sans" fo:font-size="10.5pt" fo:letter-spacing="normal" fo:font-style="normal" fo:font-weight="normal" officeooo:paragraph-rsid="001aacaa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333333" style:font-name="Open Sans" fo:font-size="10.5pt" fo:letter-spacing="normal" fo:font-style="normal" fo:font-weight="bold" officeooo:paragraph-rsid="001aacaa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size="10.5pt" fo:font-weight="normal" officeooo:paragraph-rsid="001aacaa"/>
    </style:style>
    <style:style style:name="P6" style:family="paragraph" style:parent-style-name="Text_20_body">
      <style:paragraph-properties fo:text-align="start" style:justify-single-word="false"/>
      <style:text-properties fo:font-size="10.5pt" fo:font-weight="bold" officeooo:rsid="001aacaa" officeooo:paragraph-rsid="001aacaa" style:font-weight-asian="bold" style:font-weight-complex="bold"/>
    </style:style>
    <style:style style:name="P7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 style:writing-mode="lr-tb"/>
    </style:style>
    <style:style style:name="T1" style:family="text">
      <style:text-properties fo:font-variant="normal" fo:text-transform="none" fo:color="#333333" style:font-name="Open Sans" fo:font-size="10.5pt" fo:letter-spacing="normal" fo:font-style="normal" fo:font-weight="bold"/>
    </style:style>
    <style:style style:name="T2" style:family="text">
      <style:text-properties fo:font-variant="normal" fo:text-transform="none" fo:color="#333333" style:font-name="Open Sans" fo:letter-spacing="normal" fo:font-style="normal"/>
    </style:style>
    <style:style style:name="T3" style:family="text">
      <style:text-properties fo:font-variant="normal" fo:text-transform="none" fo:color="#333333" style:font-name="Open Sans" fo:letter-spacing="normal" fo:font-style="normal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1.2_ETIQUETES,ELEMENTS I ATRIBUTS</text:p>
      <text:p text:style-name="P2"/>
      <text:p text:style-name="P3">En el següent text:</text:p>
      <text:p text:style-name="P3"/>
      <text:p text:style-name="P4">&lt;noticia&gt;</text:p>
      <text:p text:style-name="P4"/>
      <text:p text:style-name="P4">&lt;poblacion provincia=”Valencia”&gt;Almusafes&lt;/población&gt; &lt;fecha&gt;27/08/2010&lt;/fecha&gt;</text:p>
      <text:p text:style-name="P4"/>
      <text:p text:style-name="P4">&lt;descripcion&gt;Se ha inaugurado una estación de tren&lt;/descripcción&gt; &lt;/noticia&gt;</text:p>
      <text:p text:style-name="P4"/>
      <text:p text:style-name="P5"><text:span text:style-name="T2">Indica el nom d'una etiqueta, de dos elements y d'algún atribut.</text:span></text:p>
      <text:p text:style-name="P5"><text:span text:style-name="T2"/></text:p>
      <text:p text:style-name="P6"><text:span text:style-name="T2">Etiqueta: </text:span><text:span text:style-name="T3">&lt;noticia&gt;</text:span></text:p>
      <text:p text:style-name="P6"><text:span text:style-name="T2">Element: </text:span><text:span text:style-name="T3">&lt;fecha&gt;27/08/2010&lt;/fecha&gt; // &lt;descripcion&gt;Se ha inaugurado una estación de tren&lt;/descripcción&gt; &lt;/noticia&gt;</text:span></text:p>
      <text:p text:style-name="P6"><text:span text:style-name="T2">Atribut: <text:s/></text:span><text:span text:style-name="T3">provincia=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6T18:02:11.068728301</meta:creation-date>
    <dc:date>2021-09-16T18:07:54.126654192</dc:date>
    <meta:editing-duration>PT5M44S</meta:editing-duration>
    <meta:editing-cycles>1</meta:editing-cycles>
    <meta:document-statistic meta:table-count="0" meta:image-count="0" meta:object-count="0" meta:page-count="1" meta:paragraph-count="9" meta:word-count="45" meta:character-count="434" meta:non-whitespace-character-count="397"/>
    <meta:generator>LibreOffice/6.4.7.2$Linux_X86_64 LibreOffice_project/40$Build-2</meta:generator>
  </office:meta>
</office:document-meta>
</file>